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4"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5"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6"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P7" style:family="paragraph" style:parent-style-name="Heading_20_1" style:list-style-name="">
      <style:paragraph-properties fo:margin-left="0in" fo:margin-right="0in" fo:text-align="start" style:justify-single-word="false" fo:text-indent="0in" style:auto-text-indent="false"/>
    </style:style>
    <style:style style:name="P8"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9"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10"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language="sv" fo:country="SE" fo:font-style="normal" style:text-underline-style="none" fo:font-weight="bold" style:font-name-asian="SimSun" style:font-size-asian="13pt" style:language-asian="zh" style:country-asian="CN" style:font-style-asian="normal" style:font-weight-asian="bold" style:font-name-complex="Cambria" style:font-size-complex="13pt" style:language-complex="ar" style:country-complex="SA" style:font-style-complex="normal"/>
    </style:style>
    <style:style style:name="P11"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1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fo:font-size="13pt" fo:font-style="normal" style:text-underline-style="none" style:font-size-asian="13pt" style:font-style-asian="normal" style:font-name-complex="Cambria" style:font-size-complex="13pt"/>
    </style:style>
    <style:style style:name="P13"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T1" style:family="text">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T2" style:family="text">
      <style:text-properties fo:font-variant="normal" fo:text-transform="none" fo:color="#366091" style:text-line-through-style="none" style:text-line-through-type="none" style:font-name="Cambria" fo:font-size="14pt" fo:font-style="normal" style:text-underline-style="none" fo:font-weight="bold" style:font-name-asian="Cambria" style:font-size-asian="14pt" style:font-style-asian="normal" style:font-weight-asian="bold" style:font-name-complex="Cambria"/>
    </style:style>
    <style:style style:name="T3" style:family="text">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4" style:family="text">
      <style:text-properties fo:font-variant="normal" fo:text-transform="none" fo:color="#4f81bd" style:text-line-through-style="none" style:text-line-through-type="none" style:font-name="Cambria" fo:font-size="14pt" fo:language="sv" fo:country="SE" fo:font-style="normal" style:text-underline-style="none" fo:font-weight="bold" style:font-name-asian="SimSun" style:font-size-asian="14pt" style:language-asian="zh" style:country-asian="CN" style:font-style-asian="normal" style:font-weight-asian="bold" style:font-name-complex="Cambria" style:font-size-complex="14pt" style:language-complex="ar" style:country-complex="SA"/>
    </style:style>
    <style:style style:name="T5" style:family="text">
      <style:text-properties fo:font-variant="normal" fo:text-transform="none" fo:color="#000000" style:text-line-through-style="none" style:text-line-through-type="none" style:font-name="Cambria" fo:font-size="11pt" fo:language="sv" fo:country="SE" fo:font-style="normal" style:text-underline-style="none" fo:font-weight="bold" style:font-name-asian="SimSun" style:font-size-asian="11pt" style:language-asian="zh" style:country-asian="CN" style:font-style-asian="normal" style:font-weight-asian="bold" style:font-name-complex="Times New Roman" style:font-size-complex="11pt" style:language-complex="ar" style:country-complex="SA"/>
    </style:style>
    <style:style style:name="T6" style:family="text">
      <style:text-properties fo:font-variant="normal" fo:text-transform="none" fo:color="#000000" style:text-line-through-style="none" style:text-line-through-type="none" style:font-name="Cambria" fo:font-size="11pt" fo:language="sv" fo:country="SE" fo:font-style="normal" style:text-underline-style="none" fo:font-weight="bold" style:font-name-asian="SimSun" style:font-size-asian="11pt" style:language-asian="zh" style:country-asian="CN" style:font-style-asian="normal" style:font-weight-asian="bold"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style:font-name="Cambria"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docs-internal-guid-1b45f257-7fff-be77-0d"/>Slutprojekt – dokumentation </text:h>
      <text:h text:style-name="P7" text:outline-level="1"><text:span text:style-name="T1">–</text:span><text:span text:style-name="T2"> </text:span><text:span text:style-name="T1">Linus Jansson 2F</text:span></text:h>
      <text:h text:style-name="P8" text:outline-level="1">1 Utförande</text:h>
      <text:p text:style-name="P13"><text:span text:style-name="T5">12 / 01 / 22 – </text:span></text:p>
      <text:p text:style-name="P13"><text:span text:style-name="T8"><text:tab/></text:span><text:span text:style-name="T9">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text:span></text:p>
      <text:p text:style-name="P2">1.1 Ändringar utifrån planeringen</text:p>
      <text:p text:style-name="P1"><text:span text:style-name="T3">2 </text:span><text:span text:style-name="T4">Funktionalitet</text:span></text:p>
      <text:p text:style-name="P3">3 Testning</text:p>
      <text:p text:style-name="P2">3.1 Tester i olika webläsare</text:p>
      <text:p text:style-name="P2">3.2 Validering av koden</text:p>
      <text:p text:style-name="P2">3.2 Test på personer ur målgruppen</text:p>
      <text:p text:style-name="P10">3.3 Övriga tester</text:p>
      <text:p text:style-name="P12"><text:span text:style-name="T10">3.4 Ändringar utifrån testresultatet</text:span></text:p>
      <text:p text:style-name="P3">4 Lagar och säkerhet</text:p>
      <text:p text:style-name="P2">4.1 Upphovsrätt och GDPR</text:p>
      <text:p text:style-name="P4"><text:soft-page-break/></text:p>
      <text:p text:style-name="P2">4.3 Säkerhet</text:p>
      <text:p text:style-name="P3">5 Utvärdering </text:p>
      <text:p text:style-name="P2">5.1 Projektplaneringen</text:p>
      <text:p text:style-name="P2">5.2 Möjliga förbättringar</text:p>
      <text:p text:style-name="P3">6 Betyg</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1"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1"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1" fo:font-family="Cambria" style:font-family-generic="roman" style:font-pitch="variable" fo:font-size="14pt" fo:font-weight="bold" style:font-size-asian="14pt" style:font-weight-asian="bold" style:font-name-complex="Cambria1"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1" fo:font-family="Cambria" style:font-family-generic="roman" style:font-pitch="variable" fo:font-size="13pt" fo:font-weight="bold" style:font-size-asian="13pt" style:font-weight-asian="bold" style:font-name-complex="Cambria1"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1"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2T13:50:23.376315977</dc:date>
    <meta:print-date>1995-11-21T17:41:00</meta:print-date>
    <meta:editing-cycles>48</meta:editing-cycles>
    <meta:editing-duration>PT8H47M10S</meta:editing-duration>
    <meta:generator>LibreOffice/6.4.7.2$Linux_X86_64 LibreOffice_project/40$Build-2</meta:generator>
    <meta:document-statistic meta:table-count="0" meta:image-count="0" meta:object-count="0" meta:page-count="2" meta:paragraph-count="20" meta:word-count="216" meta:character-count="1267" meta:non-whitespace-character-count="1064"/>
  </office:meta>
</office:document-meta>
</file>